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SFMC-DYNAMIC-LOYALTY-EMAIL-EXAMPLE</text:h>
      <text:h text:style-name="Heading_20_1" text:outline-level="1">Purpose</text:h>
      <text:p text:style-name="First_20_paragraph">Create a simple architecture for a dynamic, modular email template in Salesforce Marketing Cloud.</text:p>
      <text:h text:style-name="Heading_20_1" text:outline-level="1">Steps to use</text:h>
      <text:list text:style-name="L1">
        <text:list-item>
          <text:p text:style-name="P1">Review architecture/mapping image - <text:a xlink:type="simple" xlink:href="https://bitbucket.org/wvpv/sfmc-dynamic-loyalty-email-example/raw/3fcdb68894d1c38238f8c7ed581bcdd1fe59027d/email-sample-mapping.png" office:name=""><text:span text:style-name="Definition">email-sample-mapping.png</text:span></text:a></text:p>
        </text:list-item>
        <text:list-item>
          <text:p text:style-name="P1">Create required Data Extensions</text:p>
          <text:list text:style-name="L2">
            <text:list-item>
              <text:p text:style-name="P2"><text:span text:style-name="T1">LoyaltySubscribers</text:span> - Your primary sending and preview audience</text:p>
              <text:p text:style-name="P3">SubscriberKey, Text(254)</text:p>
              <text:p text:style-name="P4">EmailAddress, EmailAddress</text:p>
              <text:p text:style-name="P5">FirstName, Text(50)</text:p>
              <text:p text:style-name="P6">DiscountPct, Decimal(4,2)</text:p>
              <text:p text:style-name="P7">ReferralCode, Text(36)</text:p>
              <text:p text:style-name="P8">ReferralLink, Text(300)</text:p>
            </text:list-item>
            <text:list-item>
              <text:p text:style-name="P2"><text:span text:style-name="T1">LoyaltySubscribersDemographic</text:span> - Demographic data related to each Loyalty Subscriber</text:p>
              <text:p text:style-name="P9">SubscriberKey, Text(254)</text:p>
              <text:p text:style-name="P10">Language, Text(15)</text:p>
            </text:list-item>
            <text:list-item>
              <text:p text:style-name="P2"><text:span text:style-name="T1">LoyaltyReferrals</text:span> - Subscribers referred by Loyalty Subscribers</text:p>
              <text:p text:style-name="P11">SubscriberKey, Text(254)</text:p>
              <text:p text:style-name="P12">ReferralSubscriberKey, Text(254)</text:p>
              <text:p text:style-name="P13">ReferralName, Text(100)</text:p>
              <text:p text:style-name="P14">ReferralDate, Date</text:p>
            </text:list-item>
          </text:list>
        </text:list-item>
        <text:list-item>
          <text:p text:style-name="P1">Upload sample data into each Data Extension</text:p>
          <text:list text:style-name="L3">
            <text:list-item>
              <text:p text:style-name="P15"><text:span text:style-name="T1">LoyaltySubscribers</text:span> - <text:span text:style-name="Source_Text">example-LoyaltySubscribers.csv</text:span></text:p>
            </text:list-item>
            <text:list-item>
              <text:p text:style-name="P15"><text:span text:style-name="T1">LoyaltySubscribersDemographic</text:span> - <text:span text:style-name="Source_Text">example-LoyaltySubscriberDemographics.csv</text:span></text:p>
            </text:list-item>
            <text:list-item>
              <text:p text:style-name="P15"><text:span text:style-name="T1">LoyaltyReferrals</text:span> - <text:span text:style-name="Source_Text">example-LoyaltyReferrals.csv</text:span></text:p>
            </text:list-item>
          </text:list>
        </text:list-item>
        <text:list-item>
          <text:p text:style-name="P1">Create Blocks in Content Builder using the following HTML files</text:p>
          <text:list text:style-name="L4">
            <text:list-item>
              <text:p text:style-name="P16">Template - <text:span text:style-name="Source_Text">example-template.html</text:span></text:p>
              <text:list text:style-name="L5">
                <text:list-item>
                  <text:p text:style-name="P17">Name: <text:span text:style-name="Source_Text">Example-Template</text:span></text:p>
                </text:list-item>
                <text:list-item>
                  <text:p text:style-name="P17">External Key: <text:span text:style-name="Source_Text">Example-Template</text:span></text:p>
                </text:list-item>
              </text:list>
            </text:list-item>
            <text:list-item>
              <text:p text:style-name="P16">Init - <text:span text:style-name="Source_Text">example-init.html</text:span></text:p>
              <text:list text:style-name="L6">
                <text:list-item>
                  <text:p text:style-name="P18">Block type: <text:span text:style-name="Source_Text">Code</text:span></text:p>
                </text:list-item>
                <text:list-item>
                  <text:p text:style-name="P18">Name: <text:span text:style-name="Source_Text">Example-Init</text:span></text:p>
                </text:list-item>
                <text:list-item>
                  <text:p text:style-name="P18">External Key: <text:span text:style-name="Source_Text">Example-Init</text:span></text:p>
                </text:list-item>
              </text:list>
            </text:list-item>
            <text:list-item>
              <text:p text:style-name="P16">Header - <text:span text:style-name="Source_Text">example-header.html</text:span></text:p>
              <text:list text:style-name="L7">
                <text:list-item>
                  <text:p text:style-name="P19">Block type: <text:span text:style-name="Source_Text">HTML</text:span></text:p>
                </text:list-item>
                <text:list-item>
                  <text:p text:style-name="P19">Name: <text:span text:style-name="Source_Text">Example-Header</text:span></text:p>
                </text:list-item>
                <text:list-item>
                  <text:p text:style-name="P19">External Key: <text:span text:style-name="Source_Text">Example-Header</text:span></text:p>
                </text:list-item>
              </text:list>
            </text:list-item>
            <text:list-item>
              <text:p text:style-name="P16">Body - <text:span text:style-name="Source_Text">example-body.html</text:span></text:p>
              <text:list text:style-name="L8">
                <text:list-item>
                  <text:p text:style-name="P20">Block type: <text:span text:style-name="Source_Text">HTML</text:span></text:p>
                </text:list-item>
                <text:list-item>
                  <text:p text:style-name="P20">Name: <text:span text:style-name="Source_Text">Example-Body</text:span></text:p>
                </text:list-item>
                <text:list-item>
                  <text:p text:style-name="P20">External Key: <text:span text:style-name="Source_Text">Example-Body</text:span></text:p>
                </text:list-item>
              </text:list>
            </text:list-item>
            <text:list-item>
              <text:p text:style-name="P16">Footer - <text:span text:style-name="Source_Text">example-footer.html</text:span></text:p>
              <text:list text:style-name="L9">
                <text:list-item>
                  <text:p text:style-name="P21">Block type: <text:span text:style-name="Source_Text">HTML</text:span></text:p>
                </text:list-item>
                <text:list-item>
                  <text:p text:style-name="P21">Name: <text:span text:style-name="Source_Text">Example-Footer</text:span></text:p>
                </text:list-item>
                <text:list-item>
                  <text:p text:style-name="P21">External Key: <text:span text:style-name="Source_Text">Example-Footer</text:span></text:p>
                </text:list-item>
              </text:list>
            </text:list-item>
          </text:list>
        </text:list-item>
        <text:list-item>
          <text:p text:style-name="P1">Create a new email using the Example Template</text:p>
          <text:list text:style-name="L10">
            <text:list-item>
              <text:p text:style-name="P22">Drag each saved element to email as indicated in mapping diagram</text:p>
            </text:list-item>
          </text:list>
        </text:list-item>
        <text:list-item>
          <text:p text:style-name="P1">Preview email against <text:span text:style-name="Source_Text">LoyaltySubscribers</text:span> data extension</text:p>
        </text:list-item>
        <text:list-item>
          <text:p text:style-name="P1">If you’re pleased with the results, set the <text:span text:style-name="Source_Text">@debug</text:span> value to <text:span text:style-name="Source_Text">0</text:span> in the init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